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ad7f" officeooo:paragraph-rsid="000bad7f"/>
    </style:style>
    <style:style style:name="P2" style:family="paragraph" style:parent-style-name="Standard">
      <style:paragraph-properties>
        <style:tab-stops>
          <style:tab-stop style:position="11.153cm"/>
        </style:tab-stops>
      </style:paragraph-properties>
      <style:text-properties officeooo:rsid="000bad7f" officeooo:paragraph-rsid="000bad7f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style="normal" fo:font-weight="bold" officeooo:rsid="000bad7f" officeooo:paragraph-rsid="000bad7f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-0.4cm" fo:margin-right="0cm" fo:text-indent="0cm" style:auto-text-indent="false" fo:background-color="transparent">
        <style:tab-stops>
          <style:tab-stop style:position="11.153cm"/>
          <style:tab-stop style:position="12.889cm"/>
          <style:tab-stop style:position="13.173cm"/>
        </style:tab-stops>
      </style:paragraph-properties>
      <style:text-properties officeooo:rsid="000bad7f" officeooo:paragraph-rsid="000bad7f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1.153cm"/>
        </style:tab-stops>
      </style:paragraph-properties>
      <style:text-properties officeooo:rsid="000bad7f" officeooo:paragraph-rsid="000bad7f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1.153cm"/>
        </style:tab-stops>
      </style:paragraph-properties>
      <style:text-properties officeooo:rsid="000bad7f" officeooo:paragraph-rsid="000bad7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EW_IMAGE_EXPORT</text:p>
      <text:p text:style-name="P1"/>
      <text:p text:style-name="P1"/>
      <text:p text:style-name="P2">dbo.IMAGES_MODEL.MODEL_NUMBER,<text:tab/><text:tab/><text:tab/>Номер модели</text:p>
      <text:p text:style-name="P2">dbo.IMAGES_MODEL_IMAGE.IMAGE_FILE_NAME,<text:tab/> <text:tab/>Имя файла <text:span text:style-name="T1">(/558/IMAGES/558 БУДЬ ЯРЧЕ.JPG)</text:span></text:p>
      <text:p text:style-name="P5">dbo.IMAGES_MODEL_IMAGE.SOURCE_FILE_NAME, <text:tab/><text:tab/><text:tab/>Имя файла-оригинала без префикса </text:p>
      <text:p text:style-name="P4"><text:span text:style-name="T1"><text:tab/><text:tab/>(/Чулочно-носочный </text:span><text:span text:style-name="T2">а</text:span><text:span text:style-name="T1">ссортимент/Мужской ассортимент</text:span></text:p>
      <text:p text:style-name="P4"><text:span text:style-name="T1"><text:tab/><text:tab/>/TREND/558 БУДЬ ЯРЧЕ.JPG}</text:span></text:p>
      <text:p text:style-name="P2">dbo.IMAGES_MODEL_IMAGE.WIDTH,<text:tab/><text:tab/><text:tab/>Ширина картинки</text:p>
      <text:p text:style-name="P2">dbo.IMAGES_MODEL_IMAGE.HEIGHT,<text:tab/><text:tab/><text:tab/>Высота картинки</text:p>
      <text:p text:style-name="P2">dbo.IMAGES_MODEL_IMAGE.[SIZE],<text:tab/><text:tab/><text:tab/>Размерная группа картинки, пока 1200</text:p>
      <text:p text:style-name="P2">dbo.REFERENCE_COLOR.NAME AS COLOR,<text:tab/><text:tab/><text:tab/>Цвет, пусто если РАЗНОЦВЕТ</text:p>
      <text:p text:style-name="P5">'1' AS DEFAULT_IMAG<text:span text:style-name="T1">E</text:span><text:tab/><text:tab/><text:tab/><text:span text:style-name="T1">1- </text:span><text:span text:style-name="T2">картинка по умолчанию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399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4:47:48.660000000</meta:creation-date>
    <meta:print-date>2019-02-11T14:54:30.823000000</meta:print-date>
    <dc:date>2019-02-11T14:56:25.142000000</dc:date>
    <meta:editing-duration>PT8M37S</meta:editing-duration>
    <meta:editing-cycles>1</meta:editing-cycles>
    <meta:document-statistic meta:table-count="0" meta:image-count="0" meta:object-count="0" meta:page-count="1" meta:paragraph-count="11" meta:word-count="47" meta:character-count="575" meta:non-whitespace-character-count="517"/>
    <meta:generator>LibreOffice/5.2.3.3$Windows_x86 LibreOffice_project/d54a8868f08a7b39642414cf2c8ef2f228f780cf</meta:generator>
  </office:meta>
</office:document-meta>
</file>